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1" svg:font-family="나눔고딕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7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" style:family="table-cell" style:parent-style-name="Default">
      <style:text-properties style:font-name="나눔고딕1" fo:font-size="9pt" style:font-name-asian="나눔고딕1" style:font-size-asian="9pt" style:font-name-complex="Lohit Hindi" style:font-size-complex="9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나눔고딕1" fo:font-size="9pt" style:font-name-asian="나눔고딕1" style:font-size-asian="9pt" style:font-size-complex="9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나눔고딕1" fo:font-size="9pt" style:font-name-asian="나눔고딕1" style:font-size-asian="9pt" style:font-size-complex="9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나눔고딕1" fo:font-size="9pt" style:font-name-asian="나눔고딕1" style:font-size-asian="9pt" style:font-size-complex="9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나눔고딕1" fo:font-size="9pt" style:font-name-asian="나눔고딕1" style:font-size-asian="9pt" style:font-size-complex="9pt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style:font-name="나눔고딕1" fo:font-size="9pt" style:font-name-asian="나눔고딕1" style:font-size-asian="9pt" style:font-size-complex="9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table table:name="SR Schem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>
            <text:p>SR_REQUEST</text:p>
          </table:table-cell>
          <table:table-cell table:number-columns-repeated="4"/>
          <table:table-cell office:value-type="string">
            <text:p>SR_REQUEST_CODE_STATU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rid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rcsi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제목</text:p>
          </table:table-cell>
          <table:table-cell office:value-type="string">
            <text:p>title</text:p>
          </table:table-cell>
          <table:table-cell table:number-columns-repeated="3"/>
          <table:table-cell office:value-type="string">
            <text:p>상태</text:p>
          </table:table-cell>
          <table:table-cell office:value-type="string">
            <text:p>value</text:p>
          </table:table-cell>
          <table:table-cell office:value-type="string">
            <text:p>접수, 처리중, 확인, 완료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내용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답변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처리내역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처리상태</text:p>
          </table:table-cell>
          <table:table-cell office:value-type="string">
            <text:p>status</text:p>
          </table:table-cell>
          <table:table-cell office:value-type="string">
            <text:p>FK:SR_REQUEST_CODE_STATU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요청일자</text:p>
          </table:table-cell>
          <table:table-cell office:value-type="string">
            <text:p>request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완료일자</text:p>
          </table:table-cell>
          <table:table-cell office:value-type="string">
            <text:p>complet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요청자</text:p>
          </table:table-cell>
          <table:table-cell office:value-type="string">
            <text:p>requester</text:p>
          </table:table-cell>
          <table:table-cell office:value-type="string">
            <text:p>FK:SR_US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관리자</text:p>
          </table:table-cell>
          <table:table-cell office:value-type="string">
            <text:p>manager</text:p>
          </table:table-cell>
          <table:table-cell office:value-type="string">
            <text:p>FK:SR_US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개발자</text:p>
          </table:table-cell>
          <table:table-cell office:value-type="string">
            <text:p>developer</text:p>
          </table:table-cell>
          <table:table-cell office:value-type="string">
            <text:p>FK:AUTH_US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설치정보</text:p>
          </table:table-cell>
          <table:table-cell office:value-type="string">
            <text:p>install</text:p>
          </table:table-cell>
          <table:table-cell office:value-type="string">
            <text:p>FK:SR_INSTAL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고객사</text:p>
          </table:table-cell>
          <table:table-cell office:value-type="string">
            <text:p>company</text:p>
          </table:table-cell>
          <table:table-cell office:value-type="string">
            <text:p>FK:SR_COMPAN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R_USER</text:p>
          </table:table-cell>
          <table:table-cell table:number-columns-repeated="4"/>
          <table:table-cell table:style-name="ce2" office:value-type="string">
            <text:p>SR_USER_CODE_ROL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uid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ucri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이름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역할</text:p>
          </table:table-cell>
          <table:table-cell office:value-type="string">
            <text:p>value</text:p>
          </table:table-cell>
          <table:table-cell office:value-type="string">
            <text:p>고객, 협력사 엔지니어, 협력사 ARC, 본사 엔지니어, 본사 HGL, 본사 ARC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역할</text:p>
          </table:table-cell>
          <table:table-cell office:value-type="string">
            <text:p>role</text:p>
          </table:table-cell>
          <table:table-cell office:value-type="string">
            <text:p>FK:SR_USER_CODE_ROL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소속사</text:p>
          </table:table-cell>
          <table:table-cell office:value-type="string">
            <text:p>company</text:p>
          </table:table-cell>
          <table:table-cell office:value-type="string">
            <text:p>FK:SR_COMPAN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부서</text:p>
          </table:table-cell>
          <table:table-cell office:value-type="string">
            <text:p>dep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직위</text:p>
          </table:table-cell>
          <table:table-cell office:value-type="string">
            <text:p>p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연락처</text:p>
          </table:table-cell>
          <table:table-cell office:value-type="string">
            <text:p>contac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이메일</text:p>
          </table:table-cell>
          <table:table-cell office:value-type="string">
            <text:p>ema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R_COMPANY</text:p>
          </table:table-cell>
          <table:table-cell table:number-columns-repeated="4"/>
          <table:table-cell table:style-name="ce2" office:value-type="string">
            <text:p>SR_COMPANY_CODE_DIVIS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cid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ccdi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이름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구분</text:p>
          </table:table-cell>
          <table:table-cell office:value-type="string">
            <text:p>value</text:p>
          </table:table-cell>
          <table:table-cell office:value-type="string">
            <text:p>고객사, 협력사, 본사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구분</text:p>
          </table:table-cell>
          <table:table-cell office:value-type="string">
            <text:p>division</text:p>
          </table:table-cell>
          <table:table-cell office:value-type="string">
            <text:p>FK:SR_COMPANY_CODE_DIVISIO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대표자</text:p>
          </table:table-cell>
          <table:table-cell office:value-type="string">
            <text:p>ceo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대표전화</text:p>
          </table:table-cell>
          <table:table-cell office:value-type="string">
            <text:p>phon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주소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홈페이지</text:p>
          </table:table-cell>
          <table:table-cell office:value-type="string">
            <text:p>web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설치정보</text:p>
          </table:table-cell>
          <table:table-cell office:value-type="string">
            <text:p>install</text:p>
          </table:table-cell>
          <table:table-cell office:value-type="string">
            <text:p>FK:SR_INSTAL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등록일자</text:p>
          </table:table-cell>
          <table:table-cell office:value-type="string">
            <text:p>registe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등록자</text:p>
          </table:table-cell>
          <table:table-cell office:value-type="string">
            <text:p>register</text:p>
          </table:table-cell>
          <table:table-cell office:value-type="string">
            <text:p>FK:SR_US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R_INSTALL</text:p>
          </table:table-cell>
          <table:table-cell table:number-columns-repeated="4"/>
          <table:table-cell table:style-name="ce2" office:value-type="string">
            <text:p>SR_INSTALL_CODE_PRODUC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id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cpi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제품</text:p>
          </table:table-cell>
          <table:table-cell office:value-type="string">
            <text:p>product</text:p>
          </table:table-cell>
          <table:table-cell office:value-type="string">
            <text:p>FK:SR_INSTALL_CODE_PRODUCT</text:p>
          </table:table-cell>
          <table:table-cell table:number-columns-repeated="2"/>
          <table:table-cell office:value-type="string">
            <text:p>제품</text:p>
          </table:table-cell>
          <table:table-cell office:value-type="string">
            <text:p>value</text:p>
          </table:table-cell>
          <table:table-cell office:value-type="string">
            <text:p>그룹웨어, 모바일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버전</text:p>
          </table:table-cell>
          <table:table-cell office:value-type="string">
            <text:p>version</text:p>
          </table:table-cell>
          <table:table-cell office:value-type="string">
            <text:p>FK:SR_INSTALL_CODE_VERSIO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설치자</text:p>
          </table:table-cell>
          <table:table-cell office:value-type="string">
            <text:p>installer</text:p>
          </table:table-cell>
          <table:table-cell office:value-type="string">
            <text:p>FK:SR_USER</text:p>
          </table:table-cell>
          <table:table-cell/>
          <table:table-cell table:style-name="ce2" office:value-type="string">
            <text:p>SR_INSTALL_CODE_VERS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관리자</text:p>
          </table:table-cell>
          <table:table-cell office:value-type="string">
            <text:p>manager</text:p>
          </table:table-cell>
          <table:table-cell office:value-type="string">
            <text:p>FK:SR_USER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cvi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설치일자</text:p>
          </table:table-cell>
          <table:table-cell office:value-type="string">
            <text:p>installed</text:p>
          </table:table-cell>
          <table:table-cell table:number-columns-repeated="3"/>
          <table:table-cell office:value-type="string">
            <text:p>제품</text:p>
          </table:table-cell>
          <table:table-cell office:value-type="string">
            <text:p>icp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버전</text:p>
          </table:table-cell>
          <table:table-cell office:value-type="string">
            <text:p>value</text:p>
          </table:table-cell>
          <table:table-cell office:value-type="string">
            <text:p>6.7.5.9, 6.7.5.8</text:p>
          </table:table-cell>
          <table:table-cell table:number-columns-repeated="1015"/>
        </table:table-row>
        <table:table-row table:style-name="ro1">
          <table:table-cell office:value-type="string">
            <text:p>SR_INSTALL_INFO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iiid</text:p>
          </table:table-cell>
          <table:table-cell office:value-type="string">
            <text:p>PK</text:p>
          </table:table-cell>
          <table:table-cell/>
          <table:table-cell table:style-name="ce2" office:value-type="string">
            <text:p>SR_INSTALL_INFO_CODE_NAM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설치정보</text:p>
          </table:table-cell>
          <table:table-cell office:value-type="string">
            <text:p>iid</text:p>
          </table:table-cell>
          <table:table-cell office:value-type="string">
            <text:p>FK:SR_INSTALL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icni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이름</text:p>
          </table:table-cell>
          <table:table-cell office:value-type="string">
            <text:p>name</text:p>
          </table:table-cell>
          <table:table-cell office:value-type="string">
            <text:p>FK:SR_INSTALL_INFO_CODE_NAME</text:p>
          </table:table-cell>
          <table:table-cell table:number-columns-repeated="2"/>
          <table:table-cell office:value-type="string">
            <text:p>이름</text:p>
          </table:table-cell>
          <table:table-cell office:value-type="string">
            <text:p>value</text:p>
          </table:table-cell>
          <table:table-cell table:style-name="ce5" table:number-columns-repeated="3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>
            <text:p>값</text:p>
          </table:table-cell>
          <table:table-cell office:value-type="string">
            <text:p>value</text:p>
          </table:table-cell>
          <table:table-cell office:value-type="string">
            <text:p>FK:SR_INSTALL_INFO_CODE_VALUE</text:p>
          </table:table-cell>
          <table:table-cell table:number-columns-repeated="7"/>
          <table:table-cell table:style-name="ce8"/>
          <table:table-cell table:number-columns-repeated="1012"/>
        </table:table-row>
        <table:table-row table:style-name="ro1">
          <table:table-cell table:number-columns-repeated="5"/>
          <table:table-cell table:style-name="ce2" office:value-type="string">
            <text:p>SR_INSTALL_INFO_CODE_VALUE</text:p>
          </table:table-cell>
          <table:table-cell table:number-columns-repeated="5"/>
          <table:table-cell table:style-name="ce8"/>
          <table:table-cell table:number-columns-repeated="1012"/>
        </table:table-row>
        <table:table-row table:style-name="ro2">
          <table:table-cell table:number-columns-repeated="6"/>
          <table:table-cell office:value-type="string">
            <text:p>ID</text:p>
          </table:table-cell>
          <table:table-cell office:value-type="string">
            <text:p>iicvid</text:p>
          </table:table-cell>
          <table:table-cell table:number-columns-repeated="3"/>
          <table:table-cell office:value-type="string">
            <text:p>DB벤더</text:p>
          </table:table-cell>
          <table:table-cell office:value-type="string">
            <text:p>dbvender</text:p>
          </table:table-cell>
          <table:table-cell office:value-type="string">
            <text:p>ex/</text:p>
          </table:table-cell>
          <table:table-cell office:value-type="string">
            <text:p>Oracle,</text:p>
          </table:table-cell>
          <table:table-cell office:value-type="string">
            <text:p>DB2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이름</text:p>
          </table:table-cell>
          <table:table-cell office:value-type="string">
            <text:p>iicnid</text:p>
          </table:table-cell>
          <table:table-cell office:value-type="string">
            <text:p>FK:SR_INSTALL_INFO_CODE_NAME</text:p>
          </table:table-cell>
          <table:table-cell table:number-columns-repeated="2"/>
          <table:table-cell office:value-type="string">
            <text:p>DB이름</text:p>
          </table:table-cell>
          <table:table-cell office:value-type="string">
            <text:p>dbname</text:p>
          </table:table-cell>
          <table:table-cell office:value-type="string">
            <text:p>ex/</text:p>
          </table:table-cell>
          <table:table-cell office:value-type="string">
            <text:p>Oracle</text:p>
          </table:table-cell>
          <table:table-cell office:value-type="string">
            <text:p>9i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값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DBOS</text:p>
          </table:table-cell>
          <table:table-cell office:value-type="string">
            <text:p>dbos</text:p>
          </table:table-cell>
          <table:table-cell office:value-type="string">
            <text:p>ex/</text:p>
          </table:table-cell>
          <table:table-cell office:value-type="string">
            <text:p>Unix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"/>
          <table:table-cell table:number-columns-repeated="3"/>
          <table:table-cell office:value-type="string">
            <text:p>DB타입</text:p>
          </table:table-cell>
          <table:table-cell office:value-type="string">
            <text:p>dbtype</text:p>
          </table:table-cell>
          <table:table-cell office:value-type="string">
            <text:p>ex/</text:p>
          </table:table-cell>
          <table:table-cell office:value-type="string">
            <text:p>Single,</text:p>
          </table:table-cell>
          <table:table-cell office:value-type="string">
            <text:p>RAC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3"/>
          <table:table-cell office:value-type="string">
            <text:p>WAS벤터</text:p>
          </table:table-cell>
          <table:table-cell office:value-type="string">
            <text:p>wasvender</text:p>
          </table:table-cell>
          <table:table-cell office:value-type="string">
            <text:p>ex/</text:p>
          </table:table-cell>
          <table:table-cell office:value-type="string">
            <text:p>Tomcat,</text:p>
          </table:table-cell>
          <table:table-cell office:value-type="string">
            <text:p>Weblogic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3"/>
          <table:table-cell office:value-type="string">
            <text:p>WAS이름</text:p>
          </table:table-cell>
          <table:table-cell office:value-type="string">
            <text:p>wasname</text:p>
          </table:table-cell>
          <table:table-cell office:value-type="string">
            <text:p>ex/</text:p>
          </table:table-cell>
          <table:table-cell office:value-type="string">
            <text:p>Tomcat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"/>
          <table:table-cell table:number-columns-repeated="3"/>
          <table:table-cell office:value-type="string">
            <text:p>WAS</text:p>
          </table:table-cell>
          <table:table-cell office:value-type="string">
            <text:p>OS</text:p>
          </table:table-cell>
          <table:table-cell office:value-type="string">
            <text:p>wasos</text:p>
          </table:table-cell>
          <table:table-cell office:value-type="string">
            <text:p>ex/</text:p>
          </table:table-cell>
          <table:table-cell office:value-type="string">
            <text:p>Windows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3"/>
          <table:table-cell table:number-columns-repeated="3"/>
          <table:table-cell office:value-type="string">
            <text:p>WAS타입</text:p>
          </table:table-cell>
          <table:table-cell office:value-type="string">
            <text:p>wastype</text:p>
          </table:table-cell>
          <table:table-cell office:value-type="string">
            <text:p>ex/</text:p>
          </table:table-cell>
          <table:table-cell office:value-type="string">
            <text:p>Standalone,</text:p>
          </table:table-cell>
          <table:table-cell office:value-type="string">
            <text:p>Multi,</text:p>
          </table:table-cell>
          <table:table-cell office:value-type="string">
            <text:p>ActiveStandby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3"/>
          <table:table-cell table:number-columns-repeated="6"/>
          <table:table-cell table:style-name="ce8"/>
          <table:table-cell table:number-columns-repeated="1009"/>
        </table:table-row>
        <table:table-row table:style-name="ro1">
          <table:table-cell table:number-columns-repeated="7"/>
          <table:table-cell table:style-name="ce4"/>
          <table:table-cell table:style-name="ce6" table:number-columns-repeated="6"/>
          <table:table-cell table:style-name="ce9"/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2" table:style-name="ta1">
        <table:table-column table:style-name="co1" table:default-cell-style-name="Default"/>
        <table:table-row table:style-name="ro3">
          <table:table-cell/>
        </table:table-row>
      </table:table>
      <table:table table:name="시트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나눔고딕1" svg:font-family="나눔고딕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style:font-name-asian="나눔고딕2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00-00-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 Jongkwan</meta:initial-creator>
    <meta:creation-date>2013-04-29T11:07:37</meta:creation-date>
    <dc:date>2013-04-29T11:55:38</dc:date>
    <dc:creator>Nam Jongkwan</dc:creator>
    <meta:editing-duration>PT2M25S</meta:editing-duration>
    <meta:editing-cycles>1</meta:editing-cycles>
    <meta:document-statistic meta:table-count="3" meta:cell-count="195" meta:object-count="0"/>
    <meta:generator>LibreOffice/3.5$Linux_x86 LibreOffice_project/350m1$Build-2</meta:generator>
  </office:meta>
</office:document-meta>
</file>